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hree P.M.</text:p>
          </table:table-cell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everything worked out, those two should
come out that door any minute now...!</text:p>
          </table:table-cell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... both of you...!</text:p>
          </table:table-cell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o is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 office:value-type="string">
            <text:p>（´　｀）
“E-Excuse me...”</text:p>
          </table:table-cell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 office:value-type="string">
            <text:p>（´　｀）
“I have my reasons for looking like this,
but it's me, Orihime...”</text:p>
          </table:table-cell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lcome Baaack!!</text:p>
          </table:table-cell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 goodness! Neither of you are hurt,
I hope?</text:p>
          </table:table-cell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 to have caused you trouble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r help, I was able to escape.
You have my sincere thanks.</text:p>
          </table:table-cell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lad you're all right...</text:p>
          </table:table-cell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Kiryū to thank for that.</text:p>
          </table:table-cell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J, Hime-chan!!</text:p>
          </table:table-cell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 office:value-type="string">
            <text:p>C'mon, how long are ya gonna hide inside
that box? Come out already〜!!</text:p>
          </table:table-cell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 office:value-type="string">
            <text:p>（///）
“Aah, ah!! No, I can't!!”</text:p>
          </table:table-cell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 office:value-type="string">
            <text:p>（///）
“Because I-I'm unclothed right now!!!”</text:p>
          </table:table-cell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o cares, you're invisible, right?</text:p>
          </table:table-cell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 office:value-type="string">
            <text:p>（///）
“That's... w-well...”</text:p>
          </table:table-cell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 office:value-type="string">
            <text:p>（///）
“Th-The effects have... worn off... /////”</text:p>
          </table:table-cell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you couldn't hold it in, right,
Hime-chan...?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 office:value-type="string">
            <text:p>（&gt;　&lt;）
“Uuu... but... buuut...!”</text:p>
          </table:table-cell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!</text:p>
          </table:table-cell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 office:value-type="string">
            <text:p>Enough teasing, and help us get Hime dressed!</text:p>
          </table:table-cell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the rescue plan is a success.</text:p>
          </table:table-cell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 office:value-type="string">
            <text:p>Let's leave this place at once.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t's... nothing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that's right, that bandit from earlier...)</text:p>
          </table:table-cell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 office:value-type="string">
            <text:p>(If I remember rightly, he said something
about a curse on Lumii-san...)</text:p>
          </table:table-cell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 office:value-type="string">
            <text:p>Umm, Lumii-san...</text:p>
          </table:table-cell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 office:value-type="string">
            <text:p>You aren't feeling ill at all, are you?</text:p>
          </table:table-cell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... not particularly...</text:p>
          </table:table-cell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gree with Hime, you look like you're in
a bad way. Your face seems a little red.</text:p>
          </table:table-cell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 office:value-type="string">
            <text:p>Let me feel your forehead.</text:p>
          </table:table-cell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ahn! //////</text:p>
          </table:table-cell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erm, I-I... I only touched your forehead,
didn't I...?!</text:p>
          </table:table-cell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Uh... kh...</text:p>
          </table:table-cell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... that's...</text:p>
          </table:table-cell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 office:value-type="string">
            <text:p>Don't tell me... that's the effect of a curse...?</text:p>
          </table:table-cell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...</text:p>
          </table:table-cell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 office:value-type="string">
            <text:p>My whole body...</text:p>
          </table:table-cell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 office:value-type="string">
            <text:p>It's been cursed with... unbelievable...
sensitivity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gotta be pretty bad...</text:p>
          </table:table-cell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of this...!</text:p>
          </table:table-cell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 office:value-type="string">
            <text:p>It is a type of hex known in the demon world
that overloads the target's sensory nerves
to obstruct their actions...</text:p>
          </table:table-cell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lue Carat's lot did it to me after they took
me here...</text:p>
          </table:table-cell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 office:value-type="string">
            <text:p>To be honest... even moving around is... tou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... we've got to hurry up and undo
the curse as soon as we can...!</text:p>
          </table:table-cell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probably impossible...</text:p>
          </table:table-cell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 office:value-type="string">
            <text:p>Once a demonic curse has been cast, I've heard
that there's no way to undo it outside of
bathing in the holy Light of Diabolus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s Light of Diabolus thingy, how do we
make Iiit?</text:p>
          </table:table-cell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believe there is any way of making
it, but I do know of a place where one can
find it!</text:p>
          </table:table-cell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 Where, where?!</text:p>
          </table:table-cell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acred building known as the
“Pyramid”.</text:p>
          </table:table-cell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 office:value-type="string">
            <text:p>A long time ago, the indigenous people of
the Southlands would undergo the ritual of
Diabolus within that building.</text:p>
          </table:table-cell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 office:value-type="string">
            <text:p>If we can reach the ceremonial room in
the depths of the Pyramid, we should be able
to use the Light of Diabolus to lift the
curse.</text:p>
          </table:table-cell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omu, you're so wise!</text:p>
          </table:table-cell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! All hail the great Spirit Queen-
chan!!</text:p>
          </table:table-cell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ly because I have lived so long!</text:p>
          </table:table-cell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, let's get going.</text:p>
          </table:table-cell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 office:value-type="string">
            <text:p>You said the native people of the Southlands
built the Pyramid. Is it close?</text:p>
          </table:table-cell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quite a distance from here.</text:p>
          </table:table-cell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 office:value-type="string">
            <text:p>Do you remember the Valley of Mirages at
the far end of Deni Desert?</text:p>
          </table:table-cell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where your shrine is.</text:p>
          </table:table-cell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fact, there is a secret passage behind
that shrine. If we pass through it, we can
reach the Pyramid.</text:p>
          </table:table-cell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so we've gotta get to the Valley of
Mirages Fiiirst?</text:p>
          </table:table-cell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Lumii-san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apologize... for the trouble...</text:p>
          </table:table-cell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relying on you for the antimagic which
is our ace up the sleeve against White Carat.</text:p>
          </table:table-cell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 office:value-type="string">
            <text:p>This is the least we can do for you.</text:p>
          </table:table-cell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To the Valley of Mirages we go!!</text:p>
          </table:table-cell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s... slowly... please... n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